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7"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color="#000000" style:font-name="Arial" style:font-name-asian="Arial" style:font-name-complex="Arial"/>
    </style:style>
    <style:style style:name="P10"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1" style:family="paragraph" style:parent-style-name="Text_20_body">
      <style:paragraph-properties fo:break-before="page"/>
    </style:style>
    <style:style style:name="P12" style:family="paragraph" style:parent-style-name="Contents_20_Heading">
      <style:paragraph-properties fo:break-before="page"/>
    </style:style>
    <style:style style:name="P13"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4" style:family="paragraph" style:parent-style-name="Text_20_body">
      <style:text-properties fo:color="#2e861d" style:font-name="Courier" fo:font-size="13pt" style:font-name-asian="Courier" style:font-size-asian="13pt" style:font-name-complex="Courier" style:font-size-complex="13pt"/>
    </style:style>
    <style:style style:name="P15" style:family="paragraph" style:parent-style-name="Text_20_body">
      <style:text-properties fo:font-weight="normal" style:font-weight-asian="normal" style:font-weight-complex="normal"/>
    </style:style>
    <style:style style:name="P16" style:family="paragraph" style:parent-style-name="Standard">
      <style:paragraph-properties fo:margin-top="0cm" fo:margin-bottom="0.212cm" style:writing-mode="lr-tb"/>
      <style:text-properties fo:color="#000000" style:font-name="Arial" style:font-name-asian="Arial" style:font-name-complex="Arial"/>
    </style:style>
    <style:style style:name="P17"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8"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19"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20"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21"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22" style:family="paragraph" style:parent-style-name="Text_20_body">
      <style:paragraph-properties fo:margin-left="1.27cm" fo:margin-right="0cm" fo:text-indent="0cm" style:auto-text-indent="false"/>
    </style:style>
    <style:style style:name="P23" style:family="paragraph" style:parent-style-name="Text_20_body">
      <style:paragraph-properties fo:margin-left="0cm" fo:margin-right="0cm" fo:text-indent="0cm" style:auto-text-indent="false"/>
    </style:style>
    <style:style style:name="P24" style:family="paragraph" style:parent-style-name="Standard">
      <style:paragraph-properties fo:text-align="start" style:justify-single-word="false" style:text-autospace="none">
        <style:tab-stops>
          <style:tab-stop style:position="0.847cm"/>
        </style:tab-stops>
      </style:paragraph-properties>
    </style:style>
    <style:style style:name="P25" style:family="paragraph" style:parent-style-name="Standard">
      <style:text-properties fo:color="#000000" style:font-name="Monaco" fo:font-size="10pt" style:font-name-asian="Monaco" style:font-size-asian="10pt" style:font-name-complex="Monaco" style:font-size-complex="10pt"/>
    </style:style>
    <style:style style:name="P26"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27" style:family="paragraph" style:parent-style-name="Standard">
      <style:text-properties fo:color="#007400" style:font-name="Monaco" fo:font-size="8pt" style:font-name-asian="Monaco" style:font-size-asian="8pt" style:font-name-complex="Monaco" style:font-size-complex="8pt"/>
    </style:style>
    <style:style style:name="P28"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style:font-name-asian="Monaco" style:font-size-asian="8pt" style:font-name-complex="Monaco" style:font-size-complex="8pt"/>
    </style:style>
    <style:style style:name="P29" style:family="paragraph" style:parent-style-name="Standard">
      <style:paragraph-properties style:text-autospace="none"/>
      <style:text-properties fo:color="#007400" style:font-name="Monaco" fo:font-size="8pt" style:font-name-asian="Monaco" style:font-size-asian="8pt" style:font-name-complex="Monaco" style:font-size-complex="8pt"/>
    </style:style>
    <style:style style:name="P30" style:family="paragraph" style:parent-style-name="Contents_20_2">
      <style:paragraph-properties>
        <style:tab-stops>
          <style:tab-stop style:position="14.071cm" style:type="right" style:leader-style="dotted" style:leader-text="."/>
        </style:tab-stops>
      </style:paragraph-properties>
    </style:style>
    <style:style style:name="P31" style:family="paragraph" style:parent-style-name="Contents_20_3">
      <style:paragraph-properties>
        <style:tab-stops>
          <style:tab-stop style:position="13.571cm" style:type="right" style:leader-style="dotted" style:leader-text="."/>
        </style:tab-stops>
      </style:paragraph-properties>
    </style:style>
    <style:style style:name="P32" style:family="paragraph" style:parent-style-name="Contents_20_1">
      <style:paragraph-properties>
        <style:tab-stops>
          <style:tab-stop style:position="14.57cm" style:type="right" style:leader-style="dotted" style:leader-text="."/>
        </style:tab-stops>
      </style:paragraph-properties>
    </style:style>
    <style:style style:name="P33"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5"/>
    <style:style style:name="P39" style:family="paragraph" style:parent-style-name="Text_20_body" style:list-style-name="L6"/>
    <style:style style:name="P40" style:family="paragraph" style:parent-style-name="Heading_20_1">
      <style:paragraph-properties fo:break-before="page"/>
    </style:style>
    <style:style style:name="P41" style:family="paragraph" style:parent-style-name="Heading_20_2">
      <style:paragraph-properties fo:break-before="page"/>
    </style:style>
    <style:style style:name="P42"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aa0d91" style:font-name="Monaco" fo:font-size="10pt" style:font-name-asian="Monaco" style:font-size-asian="10pt" style:font-name-complex="Monaco" style:font-size-complex="10pt"/>
    </style:style>
    <style:style style:name="T9" style:family="text">
      <style:text-properties fo:color="#aa0d91" style:font-name="Monaco" fo:font-size="10pt" style:font-size-asian="10pt" style:font-size-complex="10pt"/>
    </style:style>
    <style:style style:name="T10" style:family="text">
      <style:text-properties fo:color="#c41a16" style:font-name="Monaco" fo:font-size="10pt" style:font-name-asian="Monaco" style:font-size-asian="10pt" style:font-name-complex="Monaco" style:font-size-complex="10pt"/>
    </style:style>
    <style:style style:name="T11" style:family="text">
      <style:text-properties style:font-name="Monac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20"><draw:image xlink:href="../../../../Test/GUI/wxWrapper/splash.png" xlink:type="simple" xlink:show="embed" xlink:actuate="onLoad"/></draw:frame></text:p>
      <text:p text:style-name="P5"/>
      <text:p text:style-name="P5"/>
      <text:p text:style-name="P5"/>
      <text:p text:style-name="P5">Create database applications fast</text:p>
      <text:p text:style-name="P5"/>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Documentation</text:p>
      <text:p text:style-name="P7"/>
      <text:p text:style-name="P7">Create database applications in minutes to hours</text:p>
      <text:p text:style-name="P7"/>
      <text:p text:style-name="P7">© 2000-2011 Lothar Behrens</text:p>
      <text:p text:style-name="P3"/>
      <text:p text:style-name="P3"/>
      <text:p text:style-name="P7">$Revision: 1.8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2">Table of contents</text:p>
            </text:index-title>
            <text:p text:style-name="P32">Introduction<text:tab/>4</text:p>
            <text:p text:style-name="P32">Concept<text:tab/>5</text:p>
            <text:p text:style-name="P32">Quickstart<text:tab/>6</text:p>
            <text:p text:style-name="P30">Creating an UML model<text:tab/>6</text:p>
            <text:p text:style-name="P31">Package names<text:tab/>7</text:p>
            <text:p text:style-name="P31">Creating packages<text:tab/>7</text:p>
            <text:p text:style-name="P31">Create a classview<text:tab/>8</text:p>
            <text:p text:style-name="P31">Create a class diagram<text:tab/>8</text:p>
            <text:p text:style-name="P31">Start modelling<text:tab/>9</text:p>
            <text:p text:style-name="P30">Create some classes<text:tab/>9</text:p>
            <text:p text:style-name="P30">Relate classes<text:tab/>9</text:p>
            <text:p text:style-name="P30">Creating attributes<text:tab/>11</text:p>
            <text:p text:style-name="P32">Export the UML model<text:tab/>12</text:p>
            <text:p text:style-name="P32">Import UML model<text:tab/>14</text:p>
            <text:p text:style-name="P32">The first prototype<text:tab/>16</text:p>
            <text:p text:style-name="P32">You have an existing database<text:tab/>17</text:p>
            <text:p text:style-name="P32">The sample Postbooks<text:tab/>17</text:p>
            <text:p text:style-name="P30">Setup the ODBC connection to the database<text:tab/>17</text:p>
            <text:p text:style-name="P30">Create a new UML model (Quickstart)<text:tab/>18</text:p>
            <text:p text:style-name="P30">Export of the model in XMI 1.2 and import<text:tab/>18</text:p>
            <text:p text:style-name="P30">Prepare for Reverse engineering<text:tab/>18</text:p>
            <text:p text:style-name="P30">Export the application as XMI 2.1<text:tab/>19</text:p>
            <text:p text:style-name="P30">Import the XMI 2.1 model in BoUML<text:tab/>21</text:p>
            <text:p text:style-name="P31">Start the XMI inport into BoUML<text:tab/>22</text:p>
            <text:p text:style-name="P30">Postbooks application as UML model<text:tab/>23</text:p>
            <text:p text:style-name="P30">Postbooks application as prototype<text:tab/>24</text:p>
            <text:p text:style-name="P32">Applying bussiness rules<text:tab/>26</text:p>
            <text:p text:style-name="P30">What are bussiness rules?<text:tab/>26</text:p>
            <text:p text:style-name="P30">Technical implementation of bussiness rules<text:tab/>26</text:p>
            <text:p text:style-name="P30">A first bussiness rule<text:tab/>27</text:p>
            <text:p text:style-name="P32">Using activities for code generation<text:tab/>30</text:p>
            <text:p text:style-name="P30">Available activity steps<text:tab/>30</text:p>
            <text:p text:style-name="P30">The sample code generation workflow<text:tab/>31</text:p>
            <text:p text:style-name="P32">Printing<text:tab/>32</text:p>
            <text:p text:style-name="P30">Preparing for printing<text:tab/>32</text:p>
            <text:p text:style-name="P31">Dynamic parameters<text:tab/>34</text:p>
            <text:p text:style-name="P32">Extend the functionality of the prototype<text:tab/>35</text:p>
          </text:index-body>
        </text:table-of-content>
        <text:p text:style-name="P13"/>
      </text:section>
      <text:section text:style-name="Sect3" text:name="Bereich2">
        <text:h text:style-name="P40" text:outline-level="1">Introduction</text:h>
        <text:p text:style-name="Text_20_body"/>
        <text:p text:style-name="P8">Creating database applications usually seems to be easy. A simple CD cataloging system for sample does not have very much tables, so you start creating them manually in the database administration tool. Then with some tools like Open Office Base, you probably have no problems to create the first set of masks for such an application.</text:p>
        <text:p text:style-name="P8"/>
        <text:p text:style-name="P8">But what is if you have to develop a complicated CRM system with hundreds of forms and corresponding tables?</text:p>
        <text:p text:style-name="P8"/>
        <text:p text:style-name="P8">When you spot the fact that much of the forms are systematically the same, but with changes only in what they show (the fields and their SQL queries), then you probably ask your self, how can I save time or what a boring job.</text:p>
        <text:p text:style-name="P8"/>
        <text:p text:style-name="P8">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9"/>
        <text:p text:style-name="P9">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16"/>
        <text:p text:style-name="P16">Also with the prototype you can test the application before any line of code has been written with a real database.</text:p>
        <text:p text:style-name="P16"/>
        <text:p text:style-name="P17">The tool also helps you to make decisions like what framework should be used or what language has to be used done very late at a point where you do the step from the prototype to codegeneration.</text:p>
        <text:p text:style-name="P17"/>
        <text:p text:style-name="P17">With the ability to generate code (using XSLT at the moment) you have the choice to select a thirtparty template for your desired framework or existing application code the new code should adapt.</text:p>
        <text:p text:style-name="P17"/>
        <text:p text:style-name="P17">Of corse you also could develop your own code generators and probably not only targeting plain database backends. It will be possible for sample to generate code for Java, Hibernate or what ever.</text:p>
        <text:p text:style-name="P17"/>
        <text:p text:style-name="P17">One of the important point is that you have the choice to export to UML2.</text:p>
        <text:h text:style-name="P40" text:outline-level="1">Concept</text:h>
        <text:p text:style-name="Text_20_body"/>
        <text:p text:style-name="Text_20_body">The prototype application can either created dialog based what is a bit more complex, but it can be attended in more detail settings were may not yet supported by additional modelling tools. Or you use a designer that understands to create XML files that principally could be imported.</text:p>
        <text:p text:style-name="Text_20_body"/>
        <text:p text:style-name="Text_20_body">This software package is designed to use a UML modelling tool (<text:a xlink:type="simple" xlink:href="http://bouml.free.fr/">BoUML</text:a>) that I support with an import function (template). Other UML tools are not tested.</text:p>
        <text:p text:style-name="Text_20_body"/>
        <text:p text:style-name="Text_20_body">There also could be used other tools that supports a XML format. The XML format must correspond to the modelling needs you require and the XSLT template must translate it to the internal representation. If there is a missing feature in the prototyper you want to have, create a plugin or extend the code and find a way to model it as you like. Then adapt the existing templates to understand the translation from and to the internal representation.</text:p>
        <text:p text:style-name="Text_20_body"/>
        <text:p text:style-name="P15">At the same time of exporting to UML, a codegenerator button is located in the application form of the main sample application (wxWrapper). This button is an action that is modelled in the UML and thus it could be a starting point on how the modeling artifact is implemented (translation).</text:p>
        <text:p text:style-name="P15"/>
        <text:p text:style-name="P15">The action is a cor element to let you extend the current features. For sample there is a new feature in the action it self to behave like a workflow, thus you could model a valitation forkflow to integrate a bussiness logic into a form.</text:p>
        <text:p text:style-name="P15"/>
        <text:p text:style-name="P15">The bussiness logic feature also shows you how to use modelling artifacts in conjunction with plugins or 'callbacks'. It is the most powerful opportunity to extend the features of this project.</text:p>
        <text:p text:style-name="P15"/>
        <text:p text:style-name="P15">The new code generation activity features are the most powerful ones I have implemented for this release. Despite of BoUML development has stopped, it is still downloadable and thus usable, but I think of a new one to support. See: '<text:bookmark-ref text:reference-format="text" text:ref-name="__RefHeading__26356312">Using activities for code generation</text:bookmark-ref>'</text:p>
        <text:p text:style-name="P15"/>
        <text:p text:style-name="P15">The chapter '<text:bookmark-ref text:reference-format="text" text:ref-name="__RefHeading__33192117">Extend the functionality of the prototype</text:bookmark-ref>' explains how a new modeling feature could be integrated into the application before you use it in your UML models.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passes to the plain method.</text:p>
        <text:h text:style-name="P40" text:outline-level="1">Quickstart</text:h>
        <text:p text:style-name="Text_20_body"/>
        <text:p text:style-name="Text_20_body">In this chapter you learn, how easy it can be to start with this tool. The samples of the UML models are based on version 4.9.3 Mac. The Windows version is identical and should be replaceable.</text:p>
        <text:p text:style-name="Text_20_body"/>
        <text:h text:style-name="Heading_20_2" text:outline-level="2">Creating an UML model</text:h>
        <text:p text:style-name="Text_20_body"/>
        <text:p text:style-name="Text_20_body">To create an UML model you start the included and installed software BoUML. In the 'Project' menu you select 'New' and enter the project name. Enter 'BoUML'. You then will see the following warning message:</text:p>
        <text:p text:style-name="Text_20_body"/>
        <text:p text:style-name="Text_20_body"><draw:frame draw:style-name="fr2" draw:name="Grafik25" text:anchor-type="paragraph" svg:width="10.769cm" svg:height="4.763cm" draw:z-index="0"><draw:image xlink:href="../UML%20Projekt%20anlegen%20-%20Meldung.tiff" xlink:type="simple" xlink:show="embed" xlink:actuate="onLoad"/></draw:frame> </text:p>
        <text:p text:style-name="Text_20_body">Close the window and select 'C++' as I prefer always.:</text:p>
        <text:p text:style-name="Text_20_body"/>
        <text:p text:style-name="Text_20_body"><draw:frame draw:style-name="fr3" draw:name="Grafik26" text:anchor-type="paragraph" svg:width="14.57cm" svg:height="4.068cm" draw:z-index="1"><draw:image xlink:href="../UML%20Projekt%20anlegen%20-%20Spracheinstellung.tiff" xlink:type="simple" xlink:show="embed" xlink:actuate="onLoad"/></draw:frame></text:p>
        <text:p text:style-name="Text_20_body">This setting relates to the internal code generation of the UML modeller and doesn't matter here.</text:p>
        <text:p text:style-name="Text_20_body"/>
        <text:h text:style-name="P42" text:outline-level="3">Package names</text:h>
        <text:p text:style-name="Text_20_body"/>
        <text:p text:style-name="Text_20_body">There is an important difference between projectname and package name. Until now you have entered a project name that is used at the same time for the package name. Later you have to remember to the package renaming if you rename the project name.</text:p>
        <text:p text:style-name="Text_20_body"/>
        <text:h text:style-name="Heading_20_3" text:outline-level="3">Creating packages</text:h>
        <text:p text:style-name="Text_20_body"/>
        <text:p text:style-name="Text_20_body">To work with multible packages, you could create new packages inside an existing package. Here you will see, how:</text:p>
        <text:p text:style-name="Text_20_body"/>
        <text:p text:style-name="Text_20_body"><draw:frame draw:style-name="fr3" draw:name="Grafik27" text:anchor-type="paragraph" svg:width="14.57cm" svg:height="7.144cm" draw:z-index="2"><draw:image xlink:href="../UML%20Projekt%20Paket%20anlegen.tiff" xlink:type="simple" xlink:show="embed" xlink:actuate="onLoad"/></draw:frame></text:p>
        <text:p text:style-name="Text_20_body">Multible packages are not supported yet or are not tested at least. If you use a revision control system like CVS, it is recommended to create a package to avoid renaming issues with the project related to the revision control system.</text:p>
        <text:p text:style-name="Text_20_body"/>
        <text:p text:style-name="Text_20_body">A package name is equal to the name of the application. The inner most package name is used for the application name. We now use a package name 'CRM'</text:p>
        <text:p text:style-name="Text_20_body"/>
        <text:h text:style-name="Heading_20_3" text:outline-level="3"/>
        <text:h text:style-name="P42" text:outline-level="3">Create a classview</text:h>
        <text:p text:style-name="Text_20_body"/>
        <text:p text:style-name="Text_20_body">After you have created a package, you create in there a class view. See the picture above to spot the next menu entry for creating class views.</text:p>
        <text:p text:style-name="Text_20_body">The name of the class view is not relevant for modelling the application and can be named as you like. There is also the possibility to use multible class views to structure your design to logical pieces. Use 'Start' as the name.</text:p>
        <text:h text:style-name="Heading_20_3" text:outline-level="3">Create a class diagram</text:h>
        <text:p text:style-name="Text_20_body">To use graphical documentation and modelling you create class diagrams. This is done with 'New class diagram' as depicted in the picture above. Use the name 'Tutorial'.</text:p>
        <text:p text:style-name="Text_20_body"/>
        <text:p text:style-name="Text_20_body">Now you will see the following:</text:p>
        <text:p text:style-name="Text_20_body"><draw:frame draw:style-name="fr2" draw:name="Grafik28" text:anchor-type="paragraph" svg:width="13.651cm" svg:height="13.474cm" draw:z-index="3"><draw:image xlink:href="../UML%20Projekt%20Klassendiagramm%20anlegen.tiff" xlink:type="simple" xlink:show="embed" xlink:actuate="onLoad"/></draw:frame></text:p>
        <text:h text:style-name="Heading_20_3" text:outline-level="3"><text:soft-page-break/>Start modelling</text:h>
        <text:p text:style-name="Text_20_body"/>
        <text:p text:style-name="Text_20_body">Now you have created a project that contains a class diagram with them you could start modelling. Save the complete project directory as a template for new projects.</text:p>
        <text:p text:style-name="Text_20_body"/>
        <text:h text:style-name="Heading_20_2" text:outline-level="2">Create some classes</text:h>
        <text:p text:style-name="Text_20_body"><draw:frame draw:style-name="fr4" draw:name="Grafik29" text:anchor-type="paragraph" svg:x="7.592cm" svg:y="0.427cm" svg:width="1.64cm" svg:height="0.661cm" draw:z-index="4"><draw:image xlink:href="../UML%20Projekt%20Toolbar%20New%20class.tiff" xlink:type="simple" xlink:show="embed" xlink:actuate="onLoad"/></draw:frame></text:p>
        <text:p text:style-name="Text_20_body">You create new classes with the symbol <text:s text:c="14"/>. Thereof you get the following class dialog to enter the new class name.</text:p>
        <text:p text:style-name="Text_20_body"><draw:frame draw:style-name="fr2" draw:name="Grafik30" text:anchor-type="paragraph" svg:width="9.604cm" svg:height="2.805cm" draw:z-index="5"><draw:image xlink:href="../UML%20Projekt%20Dialog%20New%20class.tiff" xlink:type="simple" xlink:show="embed" xlink:actuate="onLoad"/></draw:frame></text:p>
        <text:p text:style-name="Text_20_body">Do not use a classname multible times. You could use the same class multible times in a class diagram. This is useful for an overall overview of classes without all the details in each class.</text:p>
        <text:p text:style-name="Text_20_body"/>
        <text:h text:style-name="Heading_20_2" text:outline-level="2">Relate classes</text:h>
        <text:p text:style-name="Text_20_body"/>
        <text:p text:style-name="Text_20_body"><draw:frame draw:style-name="fr5"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Text_20_body"/>
        <text:p text:style-name="Text_20_body">The side with the diamond applies to the referenced class. The referenced class therefore is the primary class and the other is the foreign.</text:p>
        <text:p text:style-name="Text_20_body">In the following sample we will create a class named 'Kunde' (customer) wich is referenced from a second class named 'Bestellungen' (orders).</text:p>
        <text:p text:style-name="Text_20_body">It is then recognized as a one to many (1 to N) relation. Here we have orders that are related to customers. Therefore the diamond is on the side of the customer class.</text:p>
        <text:p text:style-name="Text_20_body">There are other presentaion or modelling alternatives to achive the same result, but those are not yet supported in the prototype application import method.</text:p>
        <text:p text:style-name="Text_20_body">Therefore you use this notation for database relations.</text:p>
        <text:p text:style-name="P11">Until now the model looks like as follows:</text:p>
        <text:p text:style-name="Text_20_body"><draw:frame draw:style-name="fr3" draw:name="Grafik32" text:anchor-type="paragraph" svg:width="14.57cm" svg:height="14.39cm" draw:z-index="7"><draw:image xlink:href="../UML%20Projekt%20Ein%20paar%20Klassen.tiff" xlink:type="simple" xlink:show="embed" xlink:actuate="onLoad"/></draw:frame></text:p>
        <text:p text:style-name="Text_20_body">As you see, the tree structure has been growed. You now could right click on these classes (tree or diagram) to do the following actions:</text:p>
        <text:p text:style-name="Text_20_body"/>
        <text:list xml:id="list1526721467" text:style-name="L1">
          <text:list-item>
            <text:p text:style-name="P34">Create attributes</text:p>
          </text:list-item>
          <text:list-item>
            <text:p text:style-name="P34">Create operations</text:p>
          </text:list-item>
        </text:list>
        <text:p text:style-name="Text_20_body"/>
        <text:p text:style-name="Text_20_body">Attributes are columns in the database table. Therefore the class name results into the equivalent table name where the data is stored later.</text:p>
        <text:p text:style-name="Text_20_body"/>
        <text:p text:style-name="Text_20_body">Operations are handled as controls at the form you later will see. Until now there are supported only few opertions. One of them is the execution of a stored procedure.</text:p>
        <text:h text:style-name="P41" text:outline-level="2">Creating attributes</text:h>
        <text:p text:style-name="Text_20_body"/>
        <text:p text:style-name="Text_20_body">Because the fact that database forms are looking empty, we now create some attributes we think to be required for now. To do this you right click on the customer class and there click on 'Add attribute'. Then you will see the following dialog:</text:p>
        <text:p text:style-name="Text_20_body"><draw:frame draw:style-name="fr2" draw:name="Grafik33" text:anchor-type="paragraph" svg:width="10.186cm" svg:height="2.805cm" draw:z-index="8"><draw:image xlink:href="../UML%20Projekt%20Dialog%20New%20attribute.tiff" xlink:type="simple" xlink:show="embed" xlink:actuate="onLoad"/></draw:frame></text:p>
        <text:p text:style-name="Text_20_body">Assign to the customer the following attributes:</text:p>
        <text:p text:style-name="Text_20_body"/>
        <text:p text:style-name="Text_20_body">Firma (company name): string</text:p>
        <text:p text:style-name="Text_20_body">Anlage (creation date): date</text:p>
        <text:p text:style-name="Text_20_body">Kreditlimit (credit limit): float</text:p>
        <text:p text:style-name="Text_20_body"/>
        <text:p text:style-name="Text_20_body">The class orders becomes the following attributes:</text:p>
        <text:p text:style-name="Text_20_body"/>
        <text:p text:style-name="Text_20_body">Bestelldatum (order date): date</text:p>
        <text:p text:style-name="Text_20_body">Bearbeiter (sales rep.): string</text:p>
        <text:p text:style-name="Text_20_body"/>
        <text:p text:style-name="Text_20_body"><draw:frame draw:style-name="fr6" draw:name="Grafik19" text:anchor-type="paragraph" svg:y="0.594cm" svg:width="14.57cm" svg:height="7.922cm" draw:z-index="13"><draw:image xlink:href="../UML%20Projekt%20First%20release.tiff" xlink:type="simple" xlink:show="embed" xlink:actuate="onLoad"/></draw:frame>Now your UML model looks like this:</text:p>
        <text:p text:style-name="Text_20_body"/>
        <text:h text:style-name="P40" text:outline-level="1"><text:bookmark-start text:name="__RefHeading__32431103"/>Export the UML model<text:bookmark-end text:name="__RefHeading__32431103"/></text:h>
        <text:p text:style-name="Text_20_body"/>
        <text:p text:style-name="Text_20_body">After you have finished your model, it is time to test the application. Therefore you export the UML model as follows:</text:p>
        <text:p text:style-name="Text_20_body"/>
        <text:p text:style-name="Text_20_body"><draw:frame draw:style-name="fr7" draw:name="Grafik34" text:anchor-type="paragraph" svg:width="12.383cm" svg:height="10.054cm" draw:z-index="9"><draw:image xlink:href="../UML%20Projekt%20exportieren.tiff" xlink:type="simple" xlink:show="embed" xlink:actuate="onLoad"/></draw:frame></text:p>
        <text:p text:style-name="Text_20_body">Note: This is an initial UML model. It has no detailed information as of modelling the forms and the database tables separately. Thus it is important to select 'Generate XMI 1.2'</text:p>
        <text:p text:style-name="Text_20_body"/>
        <text:p text:style-name="P11">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Text_20_body"/>
        <text:p text:style-name="Text_20_body"><draw:frame draw:style-name="fr2" draw:name="Grafik35" text:anchor-type="paragraph" svg:width="11.509cm" svg:height="9.419cm" draw:z-index="12"><draw:image xlink:href="../UML%20Projekt%20exportieren%20-%20dateiname.tiff" xlink:type="simple" xlink:show="embed" xlink:actuate="onLoad"/></draw:frame></text:p>
        <text:p text:style-name="Text_20_body">Take the same settings as depicted. Important here is the settings of the encoding. It can't be empty. The filename is later used at the import into the prototype.</text:p>
        <text:p text:style-name="Text_20_body"/>
        <text:p text:style-name="Text_20_body"/>
        <text:h text:style-name="P40" text:outline-level="1">Import UML model</text:h>
        <text:p text:style-name="Text_20_body"/>
        <text:p text:style-name="Text_20_body">To use an UML model created in BoUML, it is required to import it. Therefore you start the main application (wxWrapper). On the left side are some settings you need for the import. Fold in the first two groups. You don't need them now.</text:p>
        <text:p text:style-name="Text_20_body"/>
        <text:p text:style-name="Text_20_body"><draw:frame draw:style-name="fr2" draw:name="Grafik36" text:anchor-type="paragraph" svg:width="8.996cm" svg:height="8.916cm" draw:z-index="10"><draw:image xlink:href="../UML%20Projekt%20Import.tiff" xlink:type="simple" xlink:show="embed" xlink:actuate="onLoad"/></draw:frame></text:p>
        <text:p text:style-name="Text_20_body">Choose the file you have created with BoUML in &lt;UML XMI file&gt;. It will be used in the import procedure.</text:p>
        <text:p text:style-name="Text_20_body"/>
        <text:p text:style-name="Text_20_body">To correctly import the applicatin model you need to know of what format your XMI file is. Shortly we have exported the UML model in XMI 1.2 format, thus the following settings are to be done in &lt;application&gt; and &lt;system&gt;:</text:p>
        <text:p text:style-name="Text_20_body"/>
        <text:p text:style-name="Text_20_body">&lt;application&gt;:<text:tab/>xmi1.2_2SQLScript.xsl</text:p>
        <text:p text:style-name="Text_20_body">&lt;settings&gt;:<text:tab/><text:tab/>XMISettings.xsl</text:p>
        <text:p text:style-name="Text_20_body">&lt;system&gt;:<text:tab/><text:tab/>xmi1_2_2_lbDMFSQLScript.xsl</text:p>
        <text:p text:style-name="Text_20_body"/>
        <text:p text:style-name="Text_20_body">These files are in the folder XSLT_Templates/XMIToDMF. The file XMISettings.xsl is to be entered manually in that directory if it doesn't exist. In that file are settings that controls how the import is done. Sa sample the type of the database system.</text:p>
        <text:p text:style-name="P11">If you have entered the settings, you are ready for the import. In the following picture sou see how to start the import:</text:p>
        <text:p text:style-name="Text_20_body"/>
        <text:p text:style-name="Text_20_body"><draw:frame draw:style-name="fr2" draw:name="Grafik37" text:anchor-type="paragraph" svg:width="9.393cm" svg:height="7.197cm" draw:z-index="11"><draw:image xlink:href="../UML%20Projekt%20Menu%20UML%20Import.tiff" xlink:type="simple" xlink:show="embed" xlink:actuate="onLoad"/></draw:frame></text:p>
        <text:p text:style-name="Text_20_body">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Text_20_body"/>
        <text:p text:style-name="P23"><draw:frame draw:style-name="fr5"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2"/>
        <text:p text:style-name="P22"/>
        <text:p text:style-name="P22"/>
        <text:p text:style-name="Text_20_body"/>
        <text:p text:style-name="P11">But using an existing database is explained later in more detail.</text:p>
        <text:p text:style-name="Text_20_body"/>
        <text:p text:style-name="Text_20_body">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Heading_20_1" text:outline-level="1">The first prototype</text:h>
        <text:p text:style-name="Text_20_body"/>
        <text:p text:style-name="Text_20_body">The first prototype looks like the following picture if you click once in 'File' → 'switch Panel usage' and have entered some data. The application does not contain a second toolbar because the UML modeller can't directly model this.</text:p>
        <text:p text:style-name="Text_20_body"/>
        <text:p text:style-name="Text_20_body"><draw:frame draw:style-name="fr3" draw:name="Grafik20" text:anchor-type="paragraph" svg:width="14.57cm" svg:height="8.073cm" draw:z-index="14"><draw:image xlink:href="../UML%20Projekt%20Testen.tiff" xlink:type="simple" xlink:show="embed" xlink:actuate="onLoad"/></draw:frame></text:p>
        <text:p text:style-name="Text_20_body"/>
        <text:h text:style-name="P40" text:outline-level="1">You have an existing database</text:h>
        <text:p text:style-name="Text_20_body"/>
        <text:p text:style-name="Text_20_body">With the included capabilities of the prototyper it is possible to create a prototype for an existing database application. There are many reasons why you want to do this.</text:p>
        <text:p text:style-name="Text_20_body"/>
        <text:list xml:id="list796705346" text:style-name="L2">
          <text:list-item>
            <text:p text:style-name="P35">You want to replace an existing application</text:p>
          </text:list-item>
          <text:list-item>
            <text:p text:style-name="P35">You want to provide a separate application with parts only</text:p>
          </text:list-item>
          <text:list-item>
            <text:p text:style-name="P35">You want to create a web interface and therefore start with a prototype</text:p>
          </text:list-item>
        </text:list>
        <text:p text:style-name="Text_20_body"/>
        <text:p text:style-name="Text_20_body">There are truly more reasons, but the steps remain the same.</text:p>
        <text:p text:style-name="Text_20_body"/>
        <text:h text:style-name="Heading_20_1" text:outline-level="1">The sample Postbooks</text:h>
        <text:p text:style-name="Text_20_body"/>
        <text:p text:style-name="Text_20_body">As a sample here we create a prototype for the <text:a xlink:type="simple" xlink:href="http://postbooks.sourceforge.net/">Postbooks</text:a> application. It will show the capabilities of the prototyper. The following screen shots of extracting the database model from <text:a xlink:type="simple" xlink:href="http://www.postgresql.org/">PostgreSQL</text:a> are taken from the Windows platform and are not shown here. The equivalent Mac screenshots are comparable.</text:p>
        <text:p text:style-name="Text_20_body"/>
        <text:h text:style-name="Heading_20_2" text:outline-level="2"><text:bookmark-start text:name="__RefHeading__39172814"/>Setup the ODBC connection to the database<text:bookmark-end text:name="__RefHeading__39172814"/></text:h>
        <text:p text:style-name="Text_20_body"/>
        <text:p text:style-name="Text_20_body">To use an existing database for a prototype you need to setup an ODBC connection to it. Use the informations of your database vendor. This description has been tested on a <text:a xlink:type="simple" xlink:href="http://www.postgresql.org/">PostgreSQL</text:a> database. Other databases are possible too, but there are probably required changes in the XSL file to do before you proceed. Developing XSLT templates or changing them is handled in a separate documentation.</text:p>
        <text:p text:style-name="Text_20_body"/>
        <text:h text:style-name="Heading_20_2" text:outline-level="2"/>
        <text:h text:style-name="P41" text:outline-level="2">Create a new UML model (Quickstart)</text:h>
        <text:p text:style-name="Text_20_body"/>
        <text:p text:style-name="Text_20_body">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Text_20_body"/>
        <text:h text:style-name="Heading_20_2" text:outline-level="2">Export of the model in XMI 1.2 and import</text:h>
        <text:p text:style-name="Text_20_body"/>
        <text:p text:style-name="Text_20_body">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Heading_20_2" text:outline-level="2">Prepare for Reverse engineering</text:h>
        <text:p text:style-name="Text_20_body"/>
        <text:p text:style-name="Text_20_body"><text:span text:style-name="T2">To reverse engineering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information will be retrieved and included in the export.</text:span></text:p>
        <text:h text:style-name="P41" text:outline-level="2">Export the application as XMI 2.1</text:h>
        <text:p text:style-name="Text_20_body"/>
        <text:p text:style-name="Text_20_body">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Text_20_body"/>
        <text:p text:style-name="Text_20_body"><draw:frame draw:style-name="fr3" draw:name="Grafik1" text:anchor-type="paragraph" svg:width="14.57cm" svg:height="8.752cm" draw:z-index="16"><draw:image xlink:href="../Einstellungen%20Export%20zu%20UML%20(XMI%202.1).tiff" xlink:type="simple" xlink:show="embed" xlink:actuate="onLoad"/></draw:frame></text:p>
        <text:p text:style-name="Text_20_body">In your environment these files may be at another place. The sample screen shots are made in my Mac OS X development environment. On the Windows standard installation these files are located here: c:\lbDMF\XSLT_Templates\DMFToXMI.</text:p>
        <text:p text:style-name="Text_20_body"/>
        <text:p text:style-name="Text_20_body">You could only create XMI 2.1 files with this export method. If you like another format, you need to change the template, but better create a new one.</text:p>
        <text:p text:style-name="Text_20_body"/>
        <text:p text:style-name="Text_20_body">There is currently also a limitation when you have created XMI 2.1 files. There is no way to reexport them as XMI 1.2 files. The XMI 1.2 files are used as a 'first starter' with enables simpler modelling.</text:p>
        <text:p text:style-name="Text_20_body"/>
        <text:p text:style-name="Text_20_body">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Text_20_body"><text:soft-page-break/></text:p>
        <text:p text:style-name="Text_20_body">The classes: aropenco, payaropen.</text:p>
        <text:p text:style-name="Text_20_body"/>
        <text:p text:style-name="Text_20_body">Other problems haven't arised while my tests with Postbooks. But in general arising problems can be narrowed by using manual transformation and check the resulting files using XSLTPROC.</text:p>
        <text:p text:style-name="Text_20_body"/>
        <text:p text:style-name="Text_20_body">In any case you could correct things by modifying the templates.</text:p>
        <text:p text:style-name="Text_20_body"/>
        <text:p text:style-name="Text_20_body">Read more in the upcoming 'Developing XSLT templates'.</text:p>
        <text:h text:style-name="P41" text:outline-level="2">Import the XMI 2.1 model in BoUML</text:h>
        <text:p text:style-name="Text_20_body"/>
        <text:p text:style-name="Text_20_body">If you have exported the model, open BoUML to import it. You could use the dummy project created earlier, but delete the elements as follows:</text:p>
        <text:p text:style-name="Text_20_body"/>
        <text:p text:style-name="Text_20_body"><draw:frame draw:style-name="fr2" draw:name="Grafik2" text:anchor-type="paragraph" svg:width="10.548cm" svg:height="15.099cm" draw:z-index="15"><draw:image xlink:href="../Dummy%20Paket%20loeschen.tiff" xlink:type="simple" xlink:show="embed" xlink:actuate="onLoad"/></draw:frame></text:p>
        <text:p text:style-name="Text_20_body">After that the elements are still visible, but marked as deleted. You could revert the deletion, start with the import or reopen the project to remove the deleted elements.</text:p>
        <text:p text:style-name="Text_20_body"/>
        <text:h text:style-name="Heading_20_3" text:outline-level="3"><text:soft-page-break/>Start the XMI inport into BoUML</text:h>
        <text:p text:style-name="Text_20_body"/>
        <text:p text:style-name="Text_20_body">After you have created an empty UML model or deleted all stuff therein you could start the import as follows:</text:p>
        <text:p text:style-name="Text_20_body"/>
        <text:p text:style-name="Text_20_body"><draw:frame draw:style-name="fr2" draw:name="Grafik3" text:anchor-type="paragraph" svg:width="12.942cm" svg:height="10.903cm" draw:z-index="17"><draw:image xlink:href="../XMI%202.1%20Datei%20importieren.tiff" xlink:type="simple" xlink:show="embed" xlink:actuate="onLoad"/></draw:frame></text:p>
        <text:p text:style-name="Text_20_body"><draw:frame draw:style-name="fr8"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Text_20_body">In that case you could move out the selected node into the outer most element and delete the other to correct that.</text:p>
        <text:h text:style-name="P41" text:outline-level="2">Postbooks application as UML model</text:h>
        <text:h text:style-name="Heading_20_2" text:outline-level="2"/>
        <text:p text:style-name="Text_20_body">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Text_20_body"/>
        <text:p text:style-name="Text_20_body">In that way the new application comes up based on an existing database. You could select specific tables only to provide forms in the new application (by duplication and moving them into the correct package).</text:p>
        <text:p text:style-name="Text_20_body"><draw:frame draw:style-name="fr3" draw:name="Grafik5" text:anchor-type="paragraph" svg:width="14.57cm" svg:height="11.568cm" draw:z-index="19"><draw:image xlink:href="../XMI%202.1%20Datei%20importiert%20und%20nachbearbeitet.tiff" xlink:type="simple" xlink:show="embed" xlink:actuate="onLoad"/></draw:frame></text:p>
        <text:p text:style-name="Text_20_body">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Text_20_body"/>
        <text:p text:style-name="Text_20_body"><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Text_20_body"/>
        <text:p text:style-name="Text_20_body">For an indeep information on UML modelling you could read the upcomming documentation about UML modelling.</text:p>
        <text:h text:style-name="Heading_20_2" text:outline-level="2">Postbooks application as prototype</text:h>
        <text:h text:style-name="Heading_20_2" text:outline-level="2"/>
        <text:p text:style-name="Text_20_body">Here you will see two screenshots of company and accnt table in the prototype on Windows. I have currently no Unicode drivers for PostgreSQL on my Mac, thus the resulting screenshots are done using Windows.</text:p>
        <text:p text:style-name="Text_20_body"/>
        <text:p text:style-name="Text_20_body">The Company form shows some of the collumns in the table. Note the detection of different types:</text:p>
        <text:p text:style-name="Text_20_body"><draw:frame draw:style-name="fr3" draw:name="Grafik8" text:anchor-type="paragraph" svg:width="14.57cm" svg:height="10.927cm" draw:z-index="23"><draw:image xlink:href="../Postbooks%20Company.png" xlink:type="simple" xlink:show="embed" xlink:actuate="onLoad"/></draw:frame></text:p>
        <text:p text:style-name="Text_20_body">Note: The sample application shown here does not exactly represent the UML model shown above. There is an arrow from the 'Company' to the 'Accnt' form class (&lt;&lt;form&gt;&gt;). This will result into an additional button in the above form.</text:p>
        <text:p text:style-name="P11"><draw:frame draw:style-name="fr1"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Text_20_body"/>
        <text:p text:style-name="Text_20_body">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p text:style-name="Text_20_body"/>
        <text:p text:style-name="Text_20_body"/>
        <text:h text:style-name="P40" text:outline-level="1">Applying bussiness rules</text:h>
        <text:p text:style-name="Text_20_body"/>
        <text:p text:style-name="Text_20_body">In the new version as of 1.0rc4, you have the opportunity to add bussiness rules to your application. </text:p>
        <text:p text:style-name="Text_20_body"/>
        <text:h text:style-name="Heading_20_2" text:outline-level="2">What are bussiness rules?</text:h>
        <text:p text:style-name="Text_20_body"/>
        <text:p text:style-name="Text_20_body">With bussiness rules you have a mechanism to ensure correct data entry, that is beyont validating values in forms. A bussiness rule for sample is a validation over more than one field to ensure that several values met the criteria for the current bussiness action you perform with the change of the actual data.</text:p>
        <text:p text:style-name="Text_20_body"/>
        <text:h text:style-name="Heading_20_2" text:outline-level="2">Technical implementation of bussiness rules</text:h>
        <text:p text:style-name="Text_20_body"/>
        <text:p text:style-name="Text_20_body">The technical implementation of bussiness rules is done with an extension of the existing action functionality you could use to model your application. The actions firstly have been described in the document '<text:a xlink:type="simple" xlink:href="http://lbdmf.cvs.sourceforge.net/viewvc/*checkout*/lbdmf/CPP/AppDevelopmentDemo/DynamicApp/Doc/DynamicApp.pdf?revision=1.6">DynamicApp.pdf</text:a>' on page 10. You should find this document in the source code distribution or at the linked document.</text:p>
        <text:p text:style-name="Text_20_body"/>
        <text:p text:style-name="Text_20_body">An action can be understood as a button click. Some buttons on a form are predefined actions such as 'First', 'Previous', 'Next' and 'Last'. These actions and other buttons are 'CRUD' actions you could perform in a simple 'CRUD' application.</text:p>
        <text:p text:style-name="Text_20_body"/>
        <text:p text:style-name="Text_20_body">But a bussiness rule could also understood as an action. It is a validation action to ensure correctness and can include proper error messages if the rule doesn't match.</text:p>
        <text:p text:style-name="Text_20_body"/>
        <text:p text:style-name="Text_20_body">From the technical view, the action and therefore the bus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led in UML. In this document I follow the type of documentation. It will not contain internals of how the configuration is stored in the database or the XML file. I rather let you get started with modeling the bussiness rules of your application in UML.</text:p>
        <text:p text:style-name="Text_20_body"/>
        <text:h text:style-name="P41" text:outline-level="2">A first bussiness rule</text:h>
        <text:p text:style-name="Text_20_body"/>
        <text:p text:style-name="Text_20_body">I will describe the new features with the CRM sample. There exists an initial UML model without the new modeling artifacts and a new UML model with the new bussiness rule I have added. The pictures at the beginning to start modeling in UML are a little bit different, but that should not bother you.</text:p>
        <text:p text:style-name="Text_20_body"/>
        <text:p text:style-name="Text_20_body">I'll start to explain the bussiness rule in words as you prop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Text_20_body"/>
        <text:p text:style-name="Text_20_body">The meeting is about to discuss the address entity and related bussiness rules.</text:p>
        <text:p text:style-name="Text_20_body"/>
        <text:p text:style-name="Text_20_body">„Address:“</text:p>
        <text:p text:style-name="Text_20_body"/>
        <text:p text:style-name="Text_20_body"><text:tab/>„Fields:“</text:p>
        <text:p text:style-name="Text_20_body"><text:tab/><text:tab/>„Country, town, street, zip code, house number“</text:p>
        <text:p text:style-name="Text_20_body"/>
        <text:p text:style-name="Text_20_body"><text:tab/>„Conditions:“</text:p>
        <text:p text:style-name="Text_20_body"><text:tab/><text:tab/>„The fields except country must not be empty“</text:p>
        <text:p text:style-name="Text_20_body"><text:tab/><text:tab/>„The zip code must match formatting for the current country“</text:p>
        <text:p text:style-name="Text_20_body"/>
        <text:p text:style-name="Text_20_body">These notes discover a missing entity as the country may not be a free text field due to the second condition. Here is the note:</text:p>
        <text:p text:style-name="Text_20_body"/>
        <text:p text:style-name="Text_20_body">„Need entity country with additional formatting rules for zip codes“</text:p>
        <text:p text:style-name="Text_20_body"/>
        <text:p text:style-name="Text_20_body">I just had a look at wikipedia and there are plenty difficult rules you could enforce per country. See <text:a xlink:type="simple" xlink:href="http://en.wikipedia.org/wiki/Postal_codes_in_the_United_Kingdom">here</text:a>. A more simple rule may be ignoring this condition for now, as the modeling doesn't yet support it and the application can't handle such rules. I assume much more complexity for this.</text:p>
        <text:p text:style-name="Text_20_body"/>
        <text:p text:style-name="Text_20_body">We begin with the first condition and let the second open for later versions. To best explain the condition I'll show the ready made UML activity diagram. It contains a black circle as a starting point of the 'action' that is performed to evaluate the condition for this bussiness rule.</text:p>
        <text:p text:style-name="Text_20_body"/>
        <text:p text:style-name="Text_20_body">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Text_20_body"/>
        <text:p text:style-name="Text_20_body">The activity diagram used for the validation as a bussiness rule:</text:p>
        <text:p text:style-name="Text_20_body"><draw:frame draw:style-name="fr3" draw:name="Grafik10" text:anchor-type="paragraph" svg:width="14.57cm" svg:height="10.178cm" draw:z-index="24"><draw:image xlink:href="../ActivityDiagram.png" xlink:type="simple" xlink:show="embed" xlink:actuate="onLoad"/></draw:frame></text:p>
        <text:p text:style-name="Text_20_body">The result of a success is indicated by a 'return' value of result = 1, where as a failure has a value of 0 in 'result'.</text:p>
        <text:p text:style-name="Text_20_body"/>
        <text:p text:style-name="Text_20_body">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lb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Text_20_body"/>
        <text:p text:style-name="Text_20_body">signal = showMsgBox, title = Error and msg = Your error message.</text:p>
        <text:p text:style-name="P11">Without these properties nothing will happen or the application will behave wrongly. The name of the action with is used to show a message box id for documentation only. The real message is taken from the msg property.</text:p>
        <text:p text:style-name="Text_20_body"/>
        <text:p text:style-name="Text_20_body">All message boxes are followed by one action as a next step. This action is a UML opaque action that currently does nothing, but directing the flow to one followup flow or a final flow on failure.</text:p>
        <text:p text:style-name="Text_20_body"/>
        <text:p text:style-name="Text_20_body">The final flow after an error sets the value in 'result' to 0 to indicate an error. The setting of a value is done by adding a transition rule as an assignement. As above the succeeding flow uses result = 1, the failure flow uses result = 0 as a transition.</text:p>
        <text:p text:style-name="Text_20_body"/>
        <text:p text:style-name="Text_20_body">These final flow transitions must be configured to let the application function properly. Without that you will get an error message about wrong UML modeling.</text:p>
        <text:p text:style-name="Text_20_body"/>
        <text:p text:style-name="Text_20_body">You see, that validating several values could be done with moderate amount of UML modeling. There is no restriction in amount of decisions and error messages and therefore much more complex rules could be modeled.</text:p>
        <text:p text:style-name="Text_20_body"/>
        <text:p text:style-name="Text_20_body">The UML model for this documentation is included in the source code distribution and in the binary samples distribution. For a reference consult that UML model.</text:p>
        <text:h text:style-name="Heading_20_1" text:outline-level="1"/>
        <text:h text:style-name="P40" text:outline-level="1"><text:bookmark-start text:name="__RefHeading__26356312"/>Using activities for code generation<text:bookmark-end text:name="__RefHeading__26356312"/></text:h>
        <text:p text:style-name="Text_20_body"/>
        <text:p text:style-name="Text_20_body">In the release 1.0.2, you will have a new feature that let you do more sophisticated code generation tasks. The flexibility with the existing code generator was reduced to use only one XSLT template file that you had to choose everytimes. The new UML activity based code generator uses the fact that as of the validation activity used signal actions to execute code modules that the system provided. In the validator sample this is the message box.</text:p>
        <text:p text:style-name="Text_20_body">But the code generator activity required new functionality callable via the send signal action. See: <text:bookmark-ref text:reference-format="text" text:ref-name="__RefHeading__33192117">Extend the functionality of the prototype</text:bookmark-ref></text:p>
        <text:p text:style-name="Text_20_body"/>
        <text:h text:style-name="Heading_20_2" text:outline-level="2">Available activity steps</text:h>
        <text:p text:style-name="Text_20_body"/>
        <text:p text:style-name="Text_20_body">The following new features have been implemented and provided:</text:p>
        <text:list xml:id="list2137318657" text:style-name="L3">
          <text:list-item>
            <text:p text:style-name="P36">Write the XML representation of <text:s/>the application model into a parameter</text:p>
          </text:list-item>
          <text:list-item>
            <text:p text:style-name="P36">Write a parameter (string) into a file</text:p>
          </text:list-item>
          <text:list-item>
            <text:p text:style-name="P36">Read a file into a parameter (string)</text:p>
          </text:list-item>
          <text:list-item>
            <text:p text:style-name="P36">Make a XSLT transformation by given parameters for the stylesheet and the input file</text:p>
          </text:list-item>
          <text:list-item>
            <text:p text:style-name="P36">Make <text:s/>a XSLT transformation by given parameters for the stylesheet and the input as a parameter (string)</text:p>
          </text:list-item>
          <text:list-item>
            <text:p text:style-name="P36">Detect if a file is present</text:p>
          </text:list-item>
          <text:list-item>
            <text:p text:style-name="P36">Detect if a path is present</text:p>
          </text:list-item>
          <text:list-item>
            <text:p text:style-name="P36">Detect the running OS type</text:p>
          </text:list-item>
        </text:list>
        <text:p text:style-name="Text_20_body"/>
        <text:p text:style-name="Text_20_body">With these features I was able to create a code generator for a specific XSLT template and do different actions on the detected platform the activity runs. Currently the code generator activity can only used when running against a PostgreSQL database. Using Sqlite currently fails at least on Debian (PPC) so I state Sqlite based code generation as buggy.</text:p>
        <text:p text:style-name="Text_20_body">The code generation activity is not in the applicaion model if you install or use the application the first time. You need to import the UML model.</text:p>
        <text:p text:style-name="Text_20_body">As a sample the second stage UML model of lbDMF Manager contains the Activity to be imported into the application (do not overwrite the system database schema, only overwrite the application model (the second step).</text:p>
        <text:p text:style-name="Text_20_body">When you have imported the model, restart the application to activate the changes (but set the 'Prefer database configuration' property to active). Then you will find a new button in the form 'Anwendungen' (use dialog, not table layout).</text:p>
        <text:h text:style-name="P41" text:outline-level="2">The sample code generation workflow</text:h>
        <text:p text:style-name="Text_20_body"/>
        <text:p text:style-name="Text_20_body">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text:p>
        <text:p text:style-name="Text_20_body"><draw:frame draw:style-name="fr2" draw:name="Grafik11" text:anchor-type="paragraph" svg:width="13.113cm" style:rel-width="90%" svg:height="14.129cm" style:rel-height="63%" draw:z-index="25"><draw:image xlink:href="../CodegenerationWorkflow.png" xlink:type="simple" xlink:show="embed" xlink:actuate="onLoad"/></draw:frame></text:p>
        <text:p text:style-name="Text_20_body">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40" text:outline-level="1">Printing</text:h>
        <text:p text:style-name="Text_20_body"/>
        <text:p text:style-name="Text_20_body">This chapter discusses the brand new feature of printing. A bussiness application usually requires to print some reports, thus it is an important feature yet missed.</text:p>
        <text:p text:style-name="Text_20_body"/>
        <text:p text:style-name="Text_20_body">Early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Text_20_body"/>
        <text:p text:style-name="Text_20_body">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Heading_20_2" text:outline-level="2">Preparing for printing</text:h>
        <text:p text:style-name="Text_20_body"/>
        <text:p text:style-name="Text_20_body">Before you could print anything, you need to add a table in the database from where you want to print reports. The following steps explain what you need to do to enable printing.</text:p>
        <text:p text:style-name="Text_20_body"/>
        <text:p text:style-name="Text_20_body">Creating the table report:</text:p>
        <text:p text:style-name="Text_20_body"/>
        <text:p text:style-name="P27"><text:s text:c="2"/>CREATE TABLE report</text:p>
        <text:p text:style-name="P28"><text:s text:c="2"/>(</text:p>
        <text:p text:style-name="P28"><text:s text:c="2"/>report_id integer NOT NULL DEFAULT <text:s/>nextval(('report_report_id_seq'::text)::regclass),</text:p>
        <text:p text:style-name="P28"><text:s text:c="2"/>report_name text,</text:p>
        <text:p text:style-name="P28"><text:s text:c="2"/>report_sys boolean,</text:p>
        <text:p text:style-name="P28"><text:s text:c="2"/>report_source text,</text:p>
        <text:p text:style-name="P28"><text:s text:c="2"/>report_descrip text,</text:p>
        <text:p text:style-name="P28"><text:s text:c="2"/>report_grade integer NOT NULL,</text:p>
        <text:p text:style-name="P28"><text:s text:c="2"/>report_loaddate timestamp without time zone,</text:p>
        <text:p text:style-name="P28"><text:s text:c="2"/>CONSTRAINT report_pkey PRIMARY KEY (report_id)</text:p>
        <text:p text:style-name="P28"><text:s text:c="2"/>)</text:p>
        <text:p text:style-name="P28"><text:s text:c="2"/>WITH (OIDS=TRUE);</text:p>
        <text:p text:style-name="P28"><text:s text:c="2"/>ALTER TABLE report OWNER TO dba;</text:p>
        <text:p text:style-name="P28"><text:s text:c="2"/>GRANT ALL ON TABLE report TO dba;</text:p>
        <text:p text:style-name="P28"><text:s text:c="2"/>COMMENT ON TABLE report IS 'Report definition information';</text:p>
        <text:p text:style-name="P28"><text:s text:c="2"/></text:p>
        <text:p text:style-name="P28"><text:s text:c="2"/>-- Index: report_name_grade_idx</text:p>
        <text:p text:style-name="P28"><text:s text:c="2"/></text:p>
        <text:p text:style-name="P28"><text:s text:c="2"/>-- DROP INDEX report_name_grade_idx;</text:p>
        <text:p text:style-name="P28"><text:s text:c="2"/></text:p>
        <text:p text:style-name="P28"><text:s text:c="2"/>CREATE UNIQUE INDEX report_name_grade_idx</text:p>
        <text:p text:style-name="P28"><text:s text:c="2"/>ON report</text:p>
        <text:p text:style-name="P28"><text:s text:c="2"/>USING btree</text:p>
        <text:p text:style-name="P29"><text:soft-page-break/><text:s text:c="2"/>(report_name, report_grade);</text:p>
        <text:p text:style-name="Text_20_body"/>
        <text:p text:style-name="Text_20_body">Then you need to fill some configuration tables with data per report that should be invoked by the user.</text:p>
        <text:p text:style-name="Text_20_body">First you must ensure having an action of the following type in action_types table:</text:p>
        <text:p text:style-name="Text_20_body"/>
        <text:p text:style-name="Text_20_body">The 'bezeichnung' (name of the type) does not matter, but will be helpfull when configuring actions in the application 'lbDMF Manager'.</text:p>
        <text:p text:style-name="Text_20_body"/>
        <text:p text:style-name="Text_20_body">The field 'action_handler' must be 'instanceOflbExecuteAction' as this is the functor that creates the instance of the class responsible to execute external applications.</text:p>
        <text:p text:style-name="Text_20_body"/>
        <text:p text:style-name="Text_20_body">The field 'module' must be 'lbDatabaseForm' as it implements the action. Save the generated id for the next step.</text:p>
        <text:p text:style-name="Text_20_body"/>
        <text:p text:style-name="Text_20_body">The document uses as a sample the report to print a list of forms. Thus the table actions should get a record containing the following relevant data:</text:p>
        <text:p text:style-name="Text_20_body"/>
        <text:list xml:id="list279328663" text:style-name="L4">
          <text:list-item>
            <text:p text:style-name="P37">The field 'name' may be 'Print forms of the actual application'. </text:p>
          </text:list-item>
          <text:list-item>
            <text:p text:style-name="P37">The field 'source' must be the foreign key pointing to anwendungen and thus must be 'anwendungid'.</text:p>
          </text:list-item>
          <text:list-item>
            <text:p text:style-name="P37">The field 'typ' must be '1' or the primary key value of the entry having 'Buttonpress' in the field 'bezeichnung'.</text:p>
          </text:list-item>
        </text:list>
        <text:p text:style-name="Text_20_body"/>
        <text:p text:style-name="Text_20_body">The table 'action_steps' need the following entry:</text:p>
        <text:p text:style-name="Text_20_body"/>
        <text:list xml:id="list1748694179" text:style-name="L5">
          <text:list-item>
            <text:p text:style-name="P38">'bezeichnung' may be 'Print'</text:p>
          </text:list-item>
          <text:list-item>
            <text:p text:style-name="P38">'a_order_number' should be '1'</text:p>
          </text:list-item>
          <text:list-item>
            <text:p text:style-name="P38">'what' must contain a call rptrender with some parameters as explained in the following</text:p>
          </text:list-item>
        </text:list>
        <text:p text:style-name="Text_20_body"/>
        <text:p text:style-name="Text_20_body">Sample for Windows:</text:p>
        <text:p text:style-name="Text_20_body"/>
        <text:p text:style-name="Text_20_body">C:\Programme\openrpt-3.1.0\RPTrender.exe </text:p>
        <text:p text:style-name="Text_20_body">-databaseURL=pgsql://&lt;database server&gt;:5432/lbdmf </text:p>
        <text:p text:style-name="Text_20_body">-username=&lt;database user&gt;</text:p>
        <text:p text:style-name="Text_20_body">-passwd=&lt;password&gt; </text:p>
        <text:p text:style-name="Text_20_body">-loadfromdb={ReportName} </text:p>
        <text:p text:style-name="Text_20_body"><text:soft-page-break/>-printerName={PrinterName} </text:p>
        <text:p text:style-name="Text_20_body">-printpreview -close </text:p>
        <text:p text:style-name="Text_20_body">-param=filter:int={anwendungid}</text:p>
        <text:p text:style-name="Text_20_body">The parameters are as follows:</text:p>
        <text:p text:style-name="Text_20_body"/>
        <text:list xml:id="list1312981091" text:style-name="L6">
          <text:list-item>
            <text:p text:style-name="P39">-databaseURL specifies the type of database and where it is installed. Additionally it specifies the port and database name.</text:p>
          </text:list-item>
          <text:list-item>
            <text:p text:style-name="P39">-username and -passwd must not be commented here :-)</text:p>
          </text:list-item>
          <text:list-item>
            <text:p text:style-name="P39">-loadfromdb={ReportName} is a dynamic parameter and gets replaced.</text:p>
          </text:list-item>
          <text:list-item>
            <text:p text:style-name="P39">-printerName={PrinterName} is a dynamic parameter and gets replaced.</text:p>
          </text:list-item>
          <text:list-item>
            <text:p text:style-name="P39">-printpreview -close will directly start the preview mode and automatically closes the reporting application after printing or cancelation.</text:p>
          </text:list-item>
          <text:list-item>
            <text:p text:style-name="P39">-param=filter:int={anwendungid} is a dynamic parameter and gets replaced.</text:p>
          </text:list-item>
        </text:list>
        <text:p text:style-name="Text_20_body"/>
        <text:h text:style-name="Heading_20_3" text:outline-level="3">Dynamic parameters</text:h>
        <text:p text:style-name="Text_20_body"/>
        <text:p text:style-name="Text_20_body">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Text_20_body"/>
        <text:p text:style-name="Text_20_body">Also be aware to select the correct field when you refer to data from your application. The field must be in the select cause, but may not shown in case of hiding the field when the form has been opened from a master form.</text:p>
        <text:p text:style-name="Text_20_body"/>
        <text:p text:style-name="Text_20_body">Note: The application to be executed is not platform neutral and there is not yet a handling to compute the real name per platform to have a uniform configuration. This is a todo.</text:p>
        <text:h text:style-name="P40" text:outline-level="1"><text:bookmark-start text:name="__RefHeading__33192117"/>Extend the functionality of the prototype<text:bookmark-end text:name="__RefHeading__33192117"/></text:h>
        <text:p text:style-name="Text_20_body"/>
        <text:p text:style-name="Text_20_body">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Text_20_body"/>
        <text:p text:style-name="Text_20_body">There is really a need for this third document, as of the flexibility you will gain. For sample the message box I use in the UML sample is implemented as follows (but I can't call such methods dynamically): </text:p>
        <text:p text:style-name="P14"/>
        <text:p text:style-name="Text_20_body"><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Text_20_body"/>
        <text:p text:style-name="Text_20_body">You see the title and the msg parameter above. They are related directly to the way it has to be modelled. So you either have to look into code or wait for the document to read how to extend the functionality. Be warned, this is not all you need to know. It is much more. For sample this function uses a <text:a xlink:type="simple" xlink:href="http://en.wikipedia.org/wiki/Dynamic_dispatch">dispatcher</text:a> and <text:a xlink:type="simple" xlink:href="http://de.wikipedia.org/wiki/Marshalling">marschalls</text:a> the parameter. This is because of decoupling the GUI implementation from the application logic that uses it. A dynamic marshalling is used to send a signal in terms of the UML signal action.</text:p>
        <text:p text:style-name="Text_20_body"/>
        <text:p text:style-name="Text_20_body">The real implementation is a normal method, that could be used directly, as it has a interface definition, but it is additionally wrapped by a unmarshalling function to enable dynamic invocation with a marshalling function. This was designed prior to those activity diagram features and thougt to also enable marshalling a function call over the network.</text:p>
        <text:p text:style-name="Text_20_body"/>
        <text:p text:style-name="Text_20_body">This is a good sample of what to think about when enhancing the function of the application. Think twice before hacking, it may be good when having a new feature also modelable in UML :-)</text:p>
        <text:p text:style-name="Text_20_body"/>
        <text:p text:style-name="Text_20_body"/>
        <text:p text:style-name="P11">The code:</text:p>
        <text:p text:style-name="Text_20_body"/>
        <text:p text:style-name="Standard"><text:span text:style-name="T7">lbErrCodes LB_STDCALL lb_wxGUI::msgBox(</text:span><text:span text:style-name="T8">char</text:span><text:span text:style-name="T7">* windowTitle, </text:span><text:span text:style-name="T8">char</text:span><text:span text:style-name="T7">* msg) {</text:span></text:p>
        <text:p text:style-name="P24"><text:span text:style-name="T7"><text:tab/></text:span><text:span text:style-name="T8">if</text:span><text:span text:style-name="T7"> (!splashOpened) {</text:span></text:p>
        <text:p text:style-name="P24"><text:span text:style-name="T7"><text:s text:c="8"/>wxMessageDialog dialog(</text:span><text:span text:style-name="T8">NULL</text:span><text:span text:style-name="T7">, msg, windowTitle, wxOK);</text:span></text:p>
        <text:p text:style-name="P26"/>
        <text:p text:style-name="P26"><text:s text:c="8"/>dialog.ShowModal();</text:p>
        <text:p text:style-name="P24"><text:span text:style-name="T7"><text:tab/>} </text:span><text:span text:style-name="T8">else</text:span><text:span text:style-name="T7"> {</text:span></text:p>
        <text:p text:style-name="P24"><text:span text:style-name="T7"><text:tab/><text:tab/></text:span><text:span text:style-name="T8">if</text:span><text:span text:style-name="T7"> (pendingMessages == </text:span><text:span text:style-name="T8">NULL</text:span><text:span text:style-name="T7">) {</text:span></text:p>
        <text:p text:style-name="P26"><text:tab/><text:tab/><text:tab/>REQUEST(getModuleInstance(), lb_I_String, pendingMessages)</text:p>
        <text:p text:style-name="P24"><text:span text:style-name="T7"><text:tab/><text:tab/><text:tab/>*pendingMessages = </text:span><text:span text:style-name="T10">""</text:span><text:span text:style-name="T7">;</text:span></text:p>
        <text:p text:style-name="P26"><text:tab/><text:tab/>}</text:p>
        <text:p text:style-name="P26"><text:tab/><text:tab/></text:p>
        <text:p text:style-name="P24"><text:span text:style-name="T7"><text:tab/><text:tab/>*pendingMessages += </text:span><text:span text:style-name="T10">"\n"</text:span><text:span text:style-name="T7">;</text:span></text:p>
        <text:p text:style-name="P26"><text:tab/><text:tab/>*pendingMessages += windowTitle;</text:p>
        <text:p text:style-name="P24"><text:span text:style-name="T7"><text:tab/><text:tab/>*pendingMessages += </text:span><text:span text:style-name="T10">"\n"</text:span><text:span text:style-name="T7">;</text:span></text:p>
        <text:p text:style-name="P26"><text:tab/><text:tab/>*pendingMessages += msg;</text:p>
        <text:p text:style-name="P26"><text:tab/>}</text:p>
        <text:p text:style-name="P24"><text:span text:style-name="T7"><text:tab/></text:span><text:span text:style-name="T8">return</text:span><text:span text:style-name="T7"> ERR_NONE;</text:span></text:p>
        <text:p text:style-name="P26">}</text:p>
        <text:p text:style-name="Text_20_body"/>
        <text:p text:style-name="Text_20_body">This function is part of a collection in a wrapper class having a plain C++ interface in mind without unhiding GUI implementation specific classes and stuff. </text:p>
        <text:p text:style-name="P11">The unmarshalling method:</text:p>
        <text:p text:style-name="Text_20_body"/>
        <text:p text:style-name="P25">lbErrCodes LB_STDCALL lb_wxFrame::showMsgBox(lb_I_Unknown* uk) {</text:p>
        <text:p text:style-name="P26"><text:tab/>lbErrCodes err = ERR_NONE;</text:p>
        <text:p text:style-name="P26"><text:tab/></text:p>
        <text:p text:style-name="P26"><text:tab/>UAP(lb_I_Parameter, param)</text:p>
        <text:p text:style-name="P26"><text:tab/>UAP_REQUEST(manager.getPtr(), lb_I_String, parameter)</text:p>
        <text:p text:style-name="P26"><text:tab/>UAP_REQUEST(manager.getPtr(), lb_I_String, msg)</text:p>
        <text:p text:style-name="P26"><text:tab/>UAP_REQUEST(manager.getPtr(), lb_I_String, title)</text:p>
        <text:p text:style-name="P26"><text:tab/>QI(uk, lb_I_Parameter, param)</text:p>
        <text:p text:style-name="P26"><text:tab/><text:tab/></text:p>
        <text:p text:style-name="P24"><text:span text:style-name="T7"><text:tab/>parameter-&gt;setData(</text:span><text:span text:style-name="T10">"msg"</text:span><text:span text:style-name="T7">);</text:span></text:p>
        <text:p text:style-name="P26"><text:tab/>param-&gt;getUAPString(*&amp;parameter, *&amp;msg);</text:p>
        <text:p text:style-name="P24"><text:span text:style-name="T7"><text:tab/>parameter-&gt;setData(</text:span><text:span text:style-name="T10">"title"</text:span><text:span text:style-name="T7">);</text:span></text:p>
        <text:p text:style-name="P26"><text:tab/>param-&gt;getUAPString(*&amp;parameter, *&amp;title);</text:p>
        <text:p text:style-name="P26"/>
        <text:p text:style-name="P26"><text:tab/>gui-&gt;msgBox(title-&gt;charrep(), msg-&gt;charrep());</text:p>
        <text:p text:style-name="P26"><text:tab/></text:p>
        <text:p text:style-name="P24"><text:span text:style-name="T7"><text:tab/></text:span><text:span text:style-name="T8">return</text:span><text:span text:style-name="T7"> err;</text:span></text:p>
        <text:p text:style-name="P26">}</text:p>
        <text:p text:style-name="P26"/>
        <text:p text:style-name="P21">This function is responsible for unmarshalling the parameters passed in a parameter container. The first code sample lb_MetaApplication::msgBox is the counterpart to this – the marshalling function.</text:p>
        <text:p text:style-name="P21"/>
        <text:p text:style-name="P21">Why do I have choosen such a scheme?</text:p>
        <text:p text:style-name="P21"/>
        <text:p text:style-name="P21">The method as follows is only for the encapsulation of the underlying GUI framework. The user of the independent GUI API shouldn't need to know, what GUI framework is used.</text:p>
        <text:p text:style-name="P21"/>
        <text:p text:style-name="P18"><text:span text:style-name="T11">lbErrCodes LB_STDCALL lb_wxGUI::msgBox(</text:span><text:span text:style-name="T9">char</text:span><text:span text:style-name="T11">* windowTitle, </text:span><text:span text:style-name="T9">char</text:span><text:span text:style-name="T11">* msg)</text:span></text:p>
        <text:p text:style-name="P20"/>
        <text:p text:style-name="P21">The method as follows enables marshalled calls like COM. But if this function is not registered to be used, nothing happens. This is usefull if no message box should be shown, or there is simply no UI nor a GUI. A simple console application may the case for this. A log message could be written instead.</text:p>
        <text:p text:style-name="P19"/>
        <text:p text:style-name="P20">lbErrCodes LB_STDCALL lb_wxFrame::showMsgBox(lb_I_Unknown* uk)</text:p>
        <text:p text:style-name="P20"/>
        <text:p text:style-name="Text_20_body">When you extend the functionality and like to enable calling it by designing it in UML, then you need a unmarshalling function to what ever you implement. To use your function in an optimized application bejont a prototype, then write the real function as a usual method and call it in the unmarshall method and / or use it later directly. Don't forget to register the unmarshalling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3 <text:tab/>Database Applicationprototyping<text:tab/><text:date style:data-style-name="N36" text:date-value="2011-09-12T08:06:35">12.09.2011</text:date></text:p>
      </style:header>
      <style:footer>
        <text:p text:style-name="Footer">Author: Lothar Behrens <text:tab/><text:a xlink:type="simple" xlink:href="http://www.lollisoft.de/">http://www.lollisoft.de</text:a> <text:tab/><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1-09-12T08:06:34</dc:date>
    <dc:language>en-US</dc:language>
    <meta:editing-cycles>317</meta:editing-cycles>
    <meta:editing-duration>PT47H46M34S</meta:editing-duration>
    <meta:document-statistic meta:table-count="0" meta:image-count="26" meta:object-count="0" meta:page-count="37" meta:paragraph-count="346" meta:word-count="6496" meta:character-count="38708"/>
    <meta:user-defined meta:name="Info 1"/>
    <meta:user-defined meta:name="Info 2"/>
    <meta:user-defined meta:name="Info 3"/>
    <meta:user-defined meta:name="Info 4"/>
  </office:meta>
</office:document-meta>
</file>